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1" svg:font-family="'Courier New'"/>
    <style:font-face style:name="Arial2" svg:font-family="Arial" style:font-family-generic="swiss"/>
    <style:font-face style:name="Courier New" svg:font-family="'Courier New'" style:font-family-generic="modern" style:font-pitch="fixed"/>
    <style:font-face style:name="Courier New2"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list-style-name="WWNum2">
      <style:paragraph-properties fo:margin-top="0.049cm" fo:margin-bottom="0cm" style:line-height-at-least="0.37cm" fo:text-align="justify" style:justify-single-word="false" fo:background-color="#ffffff" fo:padding="0cm" fo:border-left="0.079cm solid #6ce26c" fo:border-right="none" fo:border-top="none" fo:border-bottom="none">
        <style:background-image/>
      </style:paragraph-properties>
    </style:style>
    <style:style style:name="P4" style:family="paragraph" style:parent-style-name="Standard" style:list-style-name="WWNum5">
      <style:paragraph-properties fo:margin-top="0.049cm" fo:margin-bottom="0cm" style:line-height-at-least="0.37cm" fo:text-align="justify" style:justify-single-word="false" fo:background-color="#ffffff" fo:padding="0cm" fo:border-left="0.079cm solid #6ce26c" fo:border-right="none" fo:border-top="none" fo:border-bottom="none">
        <style:background-image/>
      </style:paragraph-properties>
    </style:style>
    <style:style style:name="P5" style:family="paragraph" style:parent-style-name="Standard" style:list-style-name="WWNum6">
      <style:paragraph-properties fo:margin-top="0.049cm" fo:margin-bottom="0cm" style:line-height-at-least="0.37cm" fo:text-align="justify" style:justify-single-word="false" fo:background-color="#ffffff" fo:padding="0cm" fo:border-left="0.079cm solid #6ce26c" fo:border-right="none" fo:border-top="none" fo:border-bottom="none">
        <style:background-image/>
      </style:paragraph-properties>
    </style:style>
    <style:style style:name="P6" style:family="paragraph" style:parent-style-name="Standard" style:list-style-name="WWNum7">
      <style:paragraph-properties fo:margin-top="0.049cm" fo:margin-bottom="0cm" style:line-height-at-least="0.37cm" fo:text-align="justify" style:justify-single-word="false" fo:background-color="#ffffff" fo:padding="0cm" fo:border-left="0.079cm solid #6ce26c" fo:border-right="none" fo:border-top="none" fo:border-bottom="none">
        <style:background-image/>
      </style:paragraph-properties>
    </style:style>
    <style:style style:name="P7" style:family="paragraph" style:parent-style-name="Standard" style:list-style-name="WWNum2">
      <style:paragraph-properties fo:margin-top="0.049cm" fo:margin-bottom="0cm" style:line-height-at-least="0.37cm" fo:text-align="justify" style:justify-single-word="false" fo:background-color="#f8f8f8" fo:padding="0cm" fo:border-left="0.079cm solid #6ce26c" fo:border-right="none" fo:border-top="none" fo:border-bottom="none">
        <style:background-image/>
      </style:paragraph-properties>
    </style:style>
    <style:style style:name="P8" style:family="paragraph" style:parent-style-name="Standard" style:list-style-name="WWNum5">
      <style:paragraph-properties fo:margin-top="0.049cm" fo:margin-bottom="0cm" style:line-height-at-least="0.37cm" fo:text-align="justify" style:justify-single-word="false" fo:background-color="#f8f8f8" fo:padding="0cm" fo:border-left="0.079cm solid #6ce26c" fo:border-right="none" fo:border-top="none" fo:border-bottom="none">
        <style:background-image/>
      </style:paragraph-properties>
    </style:style>
    <style:style style:name="P9" style:family="paragraph" style:parent-style-name="Standard" style:list-style-name="WWNum6">
      <style:paragraph-properties fo:margin-top="0.049cm" fo:margin-bottom="0cm" style:line-height-at-least="0.37cm" fo:text-align="justify" style:justify-single-word="false" fo:background-color="#f8f8f8" fo:padding="0cm" fo:border-left="0.079cm solid #6ce26c" fo:border-right="none" fo:border-top="none" fo:border-bottom="none">
        <style:background-image/>
      </style:paragraph-properties>
    </style:style>
    <style:style style:name="P10" style:family="paragraph" style:parent-style-name="Standard" style:list-style-name="WWNum7">
      <style:paragraph-properties fo:margin-top="0.049cm" fo:margin-bottom="0cm" style:line-height-at-least="0.37cm" fo:text-align="justify" style:justify-single-word="false" fo:background-color="#f8f8f8" fo:padding="0cm" fo:border-left="0.079cm solid #6ce26c" fo:border-right="none" fo:border-top="none" fo:border-bottom="none">
        <style:background-image/>
      </style:paragraph-properties>
    </style:style>
    <style:style style:name="P11" style:family="paragraph" style:parent-style-name="Standard" style:master-page-name="Standard">
      <style:paragraph-properties fo:text-align="justify" style:justify-single-word="false" style:page-number="auto"/>
    </style:style>
    <style:style style:name="P12" style:family="paragraph" style:parent-style-name="Text_20_body">
      <style:paragraph-properties fo:text-align="justify" style:justify-single-word="false"/>
    </style:style>
    <style:style style:name="P13" style:family="paragraph" style:parent-style-name="Title">
      <style:paragraph-properties fo:text-align="justify" style:justify-single-word="false"/>
    </style:style>
    <style:style style:name="P14" style:family="paragraph" style:parent-style-name="Heading_20_1">
      <style:paragraph-properties fo:text-align="justify" style:justify-single-word="false"/>
    </style:style>
    <style:style style:name="P15" style:family="paragraph" style:parent-style-name="List_20_Paragraph" style:list-style-name="WWNum1">
      <style:paragraph-properties fo:text-align="justify" style:justify-single-word="false"/>
    </style:style>
    <style:style style:name="T1" style:family="text">
      <style:text-properties fo:language="en" fo:country="US"/>
    </style:style>
    <style:style style:name="T2" style:family="text">
      <style:text-properties fo:color="#000000" style:font-name="Consolas" fo:font-size="9pt" style:font-name-asian="Times New Roman" style:font-size-asian="9pt" style:language-asian="de" style:country-asian="DE" style:font-name-complex="Times New Roman" style:font-size-complex="9pt"/>
    </style:style>
    <style:style style:name="T3" style:family="text">
      <style:text-properties fo:color="#000000" style:font-name="Consolas" fo:font-size="9pt" fo:language="en" fo:country="US" style:font-name-asian="Times New Roman" style:font-size-asian="9pt" style:language-asian="de" style:country-asian="DE" style:font-name-complex="Times New Roman" style:font-size-complex="9pt"/>
    </style:style>
    <style:style style:name="T4" style:family="text">
      <style:text-properties fo:color="#000000" style:font-name="Courier New1"/>
    </style:style>
    <style:style style:name="T5" style:family="text">
      <style:text-properties fo:color="#000000" style:font-name="Calibri1"/>
    </style:style>
    <style:style style:name="T6" style:family="text">
      <style:text-properties fo:color="#006699" style:font-name="Consolas" fo:font-size="9pt" fo:font-weight="bold" style:font-name-asian="Times New Roman" style:font-size-asian="9pt" style:language-asian="de" style:country-asian="DE" style:font-weight-asian="bold" style:font-name-complex="Times New Roman" style:font-size-complex="9pt" style:font-weight-complex="bold"/>
    </style:style>
    <style:style style:name="T7" style:family="text">
      <style:text-properties fo:color="#006699" style:font-name="Consolas" fo:font-size="9pt" fo:language="en" fo:country="US" fo:font-weight="bold" style:font-name-asian="Times New Roman" style:font-size-asian="9pt" style:language-asian="de" style:country-asian="DE" style:font-weight-asian="bold" style:font-name-complex="Times New Roman" style:font-size-complex="9pt" style:font-weight-complex="bold"/>
    </style:style>
    <style:style style:name="T8" style:family="text">
      <style:text-properties fo:color="#5c5c5c" style:font-name="Consolas" fo:font-size="9pt" style:font-name-asian="Times New Roman" style:font-size-asian="9pt" style:language-asian="de" style:country-asian="DE" style:font-name-complex="Times New Roman" style:font-size-complex="9pt"/>
    </style:style>
    <style:style style:name="T9" style:family="text">
      <style:text-properties fo:color="#5c5c5c" style:font-name="Consolas" fo:font-size="9pt" fo:language="en" fo:country="US" style:font-name-asian="Times New Roman" style:font-size-asian="9pt" style:language-asian="de" style:country-asian="DE" style:font-name-complex="Times New Roman" style:font-size-complex="9pt"/>
    </style:style>
    <style:style style:name="T10" style:family="text">
      <style:text-properties fo:color="#0000ff" style:font-name="Consolas" fo:font-size="9pt" style:font-name-asian="Times New Roman" style:font-size-asian="9pt" style:language-asian="de" style:country-asian="DE" style:font-name-complex="Times New Roman" style:font-size-complex="9pt"/>
    </style:style>
    <style:style style:name="T11" style:family="text">
      <style:text-properties fo:color="#0000ff" style:font-name="Consolas" fo:font-size="9pt" fo:language="en" fo:country="US" style:font-name-asian="Times New Roman" style:font-size-asian="9pt" style:language-asian="de" style:country-asian="DE" style:font-name-complex="Times New Roman" style:font-size-complex="9pt"/>
    </style:style>
    <style:style style:name="T12"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mesterprojekt WS 2017 / 2018</text:p>
      <text:p text:style-name="P1">Katharina Ziegler, Janka Siewert, Patrick Taege</text:p>
      <text:p text:style-name="P13">Dokumentation</text:p>
      <text:p text:style-name="P1"/>
      <text:list xml:id="list3983371186111347929" text:style-name="Outline">
        <text:list-item>
          <text:h text:style-name="P14" text:outline-level="1">Das Projekt</text:h>
        </text:list-item>
      </text:list>
      <text:p text:style-name="P1">Programmierung neuer UI Elemente in Blender zur Erstellung von häufig verwendeter Beleuchtungsaufbauten und deren Anpassung. Mit wenigen Klicks kann ein fertiges Setup mit Lampen geladen werden, die automatisch an vorgegebenen Positionen generiert werden. Dies erspart das Hinzufügen von einzelnen Lampen um eine wiederkehrende Lichtstimmung zu erzeugen. <text:span text:style-name="T12">Beispielhaft</text:span> wurden Setups für eine Portrait- eine Packshot- und eine Grid- Lichtsituation programmiert. Die Einstellungsmöglichkeiten beziehen sich auf Helligkeit und Farbe des gesamten Setups, sowie ein An- und Ausschalten des Setups um die Wirkung zu vergleichen. Für den Nutzer ist es lediglich nötig die Lichtquellen auf das Beleuchtungsobjekt zu richten und die Feinabstimmung vorzunehmen.</text:p>
      <text:list xml:id="list27778899" text:continue-numbering="true" text:style-name="Outline">
        <text:list-item>
          <text:h text:style-name="P14" text:outline-level="1">Arbeitsmittel</text:h>
        </text:list-item>
      </text:list>
      <text:p text:style-name="P1">Programmiert wurde ausschließlich innerhalb der Blender Arbeitsumgebung, teilweise auch mit Jetbrains PyCharm und anschließender Übertragung des Codes in Blender gearbeitet.</text:p>
      <text:list xml:id="list27775254" text:continue-numbering="true" text:style-name="Outline">
        <text:list-item>
          <text:h text:style-name="P14" text:outline-level="1">Grundlagen</text:h>
        </text:list-item>
      </text:list>
      <text:p text:style-name="P1">In Python können unter Benutzung der Blender API Erweiterungen für Blender selbst programmiert werden.</text:p>
      <text:p text:style-name="P12">Variablen, die mit bl_ <text:s/>präfixiert sind, modifizieren blendereigene Daten. Das Präfix dient zur Identifikation von Blender-Daten und eigenen Daten.</text:p>
      <text:p text:style-name="P12">Klassen, welche eine Blender-Funktionen enthalten, die sogenannten Operator-Klassen, sind Subklassen der bpy.types.Operator-Klasse, durch diese werden sie integriert.</text:p>
      <text:p text:style-name="P12">Durch Registrierung der Klassen in der register()-Methode werden die Klassen in Blender bekannt.</text:p>
      <text:p text:style-name="P12">Durch den Aufruf von <text:span text:style-name="T4">bpy.utils.register_module(__name__) </text:span><text:span text:style-name="T5">werden alle Klassen registriert, die von diesem Modul erzeugt wurden, inklusive ihrer Subklassen.</text:span></text:p>
      <text:p text:style-name="P12"><text:span text:style-name="T5">Unterschieden wird, ob ein Skript ausgeführt wird, oder ob es als Modul importiert wird.</text:span></text:p>
      <text:p text:style-name="P12"><text:span text:style-name="T5">Nutzer der Blender Software arbeiten meist kontextbezogen. Das bedeutet, dass Objekte selektiert werden und entsprechende Funktionen auf diese angewendet werden.</text:span></text:p>
      <text:p text:style-name="P1">Benutzerschnittstellen muss ein Kontext gegeben werden, unter welchem sie gezeichnet werden. </text:p>
      <text:p text:style-name="P1">Der spacetype „objectmode“, welcher über den Kontext angegeben wird, spezifiziert, dass dieses Menü im 3D View sichtbar ist. Wenn diese Ansicht vom Nutzer aufgerufen wird, werden entsprechend die buttons, file <text:s/>header, toolbars, etc gezeichnet. Deshalb wird die Benutzerschnittstelle nie direkt vom Python-Code aufgerufen.</text:p>
      <text:list xml:id="list27776363" text:continue-numbering="true" text:style-name="Outline">
        <text:list-item>
          <text:h text:style-name="P14" text:outline-level="1"><text:soft-page-break/>Klassen und Methoden</text:h>
        </text:list-item>
      </text:list>
      <text:p text:style-name="P1">ViewLightningPanel: Definiert, unter welchen Tabs das neue Menü erreichbar ist</text:p>
      <text:p text:style-name="P1">SetupSelectionPanel: Enthält Namen, ID, Label, Kategorie und Kontext für den Menübereich, in welchem die fertigen Beleuchtungs-Setups zur Auswahl stehen. Enthält die draw() Methode, welche dem Panel Buttons und entsprechende Funktionen zuweist.</text:p>
      <text:p text:style-name="P1">ColourOperator: Operator für den Button zur Farbwahl. Lädt bei Klick drei Slider mit Minimum und Maximum Werten, jeweils für Rot, Grün und Blau, die dann an die SetColour() Methode weitergegeben werden.</text:p>
      <text:p text:style-name="P1">BrightnessOperator: Operator für den Button zur Einstellung der Helligkeit der Lampen. Lädt bei Klick einen Slider mit einem Minimum und Maximum Wert, der dann bei einer Iteration durch alle Objekte vom Typ „LAMP“ an die SetLampStrength() übergeben wird.</text:p>
      <text:p text:style-name="P1">SelectPortraitSetup: Erzeugt eine klassische Portraitbeleuchtung, bestehend aus einem Führungslicht, einer Aufhellung und einer Spitze. Hierfür wurden die Lampentypen zweckmäßig ausgewählt und die übliche Positionierung vorgegeben.</text:p>
      <text:p text:style-name="P1">SelectGritSetup: Erzeugt ein typisches Flächenlicht von oben (Toplicht), welches häufig für die Beleuchtung von Autos verwendet wird.</text:p>
      <text:p text:style-name="P1">SelectPackshotSetup: Erzeugt einen typischen Aufbau für die Beleuchtung einer Lebensmittelpackung und einer Garnitur auf einer Tischplatte.</text:p>
      <text:p text:style-name="P1"><text:span text:style-name="T1">SwitchOffAllLampsOperator: Operator für den Switch Button. </text:span>Iteriert durch alle Objekte in der Szene vom Typ LAMP, speichert die aktuelle Einstellung der Helligkeit mittels der GetLampStrength() und stellt diese durch Aufruf der SetLampStrength() auf 0. Bei erneuter Betätigung des Buttons wird die Helligkeit der Lampen auf den zwischengespeicherten Wert zurückgesetzt.</text:p>
      <text:p text:style-name="P1">SetColour: Iteriert durch die Objekte in der Szene vom Typ LAMP und setzt die übergebenen Werte für Rot, Grün und Blau.</text:p>
      <text:p text:style-name="P1">SetLampStrength: Setzt die Helligkeit für die übergebene Lampe auf den übergebenen Wert.</text:p>
      <text:p text:style-name="P1">GetLampStrength: Gibt den Wert der Helligkeit für die übergebene Lampe zurück.</text:p>
      <text:p text:style-name="P1">SelectAllLampsOperator: Iteriert durch alle Objekte in der Szene und deaktiviert alle, die nicht vom Typ LAMP sind, bzw. aktiviert alle, die vom Typ „LAMP“ sind.</text:p>
      <text:list xml:id="list27763713" text:continue-numbering="true" text:style-name="Outline">
        <text:list-item>
          <text:h text:style-name="P14" text:outline-level="1">Bekannte Bugs</text:h>
        </text:list-item>
      </text:list>
      <text:list xml:id="list1481199889742405096" text:style-name="WWNum1">
        <text:list-item>
          <text:p text:style-name="P15">Es kann auftreten, dass die Buttons zur Anpassung der Lichtsituation auf die falschen Objekte in der Szene verweisen, wenn Lampen zur Laufzeit gelöscht oder umbenannt werden.</text:p>
        </text:list-item>
        <text:list-item>
          <text:p text:style-name="P15">Obwohl der Code es nicht erlauben sollte, wird beim Betätigen des „Switch“ Buttons immer die letzte Lampe in der Szene ignoriert, was dazu führt dass alle Lampen bis auf die letzte aus gehen während die letzte eingeschaltet wird und umgekehrt.</text:p>
        </text:list-item>
      </text:list>
      <text:list xml:id="list27765819" text:continue-list="list27763713" text:style-name="Outline">
        <text:list-item>
          <text:h text:style-name="P14" text:outline-level="1"><text:soft-page-break/>Schwierigkeiten</text:h>
        </text:list-item>
      </text:list>
      <text:p text:style-name="P1">Während der Arbeit am Projekt änderten sich durch Updates seitens Blender Teile der Zugriffe im Code. Diese Änderungen waren zwar teilweise sehr nützlich, wurden allerdings nicht sichtbar dokumentiert und konnten erst nach einiger Recherche im Internet entdeckt werden. </text:p>
      <text:p text:style-name="P1">Einige Änderungen sind:</text:p>
      <text:p text:style-name="P1">Der Zugriff auf die Nodes von Lampen war:</text:p>
      <text:list xml:id="list8791912262794403007" text:style-name="WWNum2">
        <text:list-item>
          <text:p text:style-name="P3"><text:span text:style-name="T2">+</text:span><text:span text:style-name="T6">def </text:span><text:span text:style-name="T2">SetLampStrength(context, lampStrength):</text:span></text:p>
        </text:list-item>
        <text:list-item>
          <text:p text:style-name="P7"><text:span text:style-name="T2">    helligkeit = lampStrength  </text:span></text:p>
        </text:list-item>
        <text:list-item>
          <text:p text:style-name="P3"><text:span text:style-name="T2">    sce = bpy.context.scene  </text:span></text:p>
        </text:list-item>
        <text:list-item>
          <text:p text:style-name="P7"><text:span text:style-name="T3">    </text:span><text:span text:style-name="T7">for</text:span><text:span text:style-name="T3"> object </text:span><text:span text:style-name="T7">in</text:span><text:span text:style-name="T3"> sce.objects:  </text:span></text:p>
        </text:list-item>
        <text:list-item>
          <text:p text:style-name="P3"><text:span text:style-name="T3">        </text:span><text:span text:style-name="T6">if</text:span><text:span text:style-name="T2"> object.type == </text:span><text:span text:style-name="T10">"LAMP"</text:span><text:span text:style-name="T2">:  </text:span></text:p>
        </text:list-item>
        <text:list-item>
          <text:p text:style-name="P7"><text:span text:style-name="T3">            bpy.data.lamps[object.name].node_tree.nodes[</text:span><text:span text:style-name="T11">"Emission"</text:span><text:span text:style-name="T3">].inputs[1].default_value = helligkeit  </text:span></text:p>
        </text:list-item>
        <text:list-item>
          <text:p text:style-name="P7"><text:span text:style-name="T9"/></text:p>
        </text:list-item>
      </text:list>
      <text:p text:style-name="P1"><text:span text:style-name="T1">Und wurde angepasst in:</text:span></text:p>
      <text:list xml:id="list1851519595718172117" text:style-name="WWNum5">
        <text:list-item>
          <text:p text:style-name="P4"><text:span text:style-name="T6">def </text:span><text:span text:style-name="T2">SetLampStrength(object, lampStrength):  </text:span></text:p>
        </text:list-item>
        <text:list-item>
          <text:p text:style-name="P8"><text:span text:style-name="T2">    helligkeit = lampStrength  </text:span></text:p>
        </text:list-item>
        <text:list-item>
          <text:p text:style-name="P4"><text:span text:style-name="T2">     </text:span></text:p>
        </text:list-item>
        <text:list-item>
          <text:p text:style-name="P8"><text:span text:style-name="T2">    object.data.energy = helligkeit  </text:span></text:p>
        </text:list-item>
        <text:list-item>
          <text:p text:style-name="P4"><text:span text:style-name="T2">    </text:span><text:span text:style-name="T6">return</text:span><text:span text:style-name="T2"> {</text:span><text:span text:style-name="T10">'FINISHED'</text:span><text:span text:style-name="T2">}  </text:span></text:p>
        </text:list-item>
      </text:list>
      <text:p text:style-name="P2"/>
      <text:p text:style-name="P1">Die Values für Rot, Grün und Blau waren die Standard Werte von RGB zwischen 0 und 255</text:p>
      <text:list xml:id="list9115052320979334135" text:style-name="WWNum6">
        <text:list-item>
          <text:p text:style-name="P5"><text:span text:style-name="T3">redValue = bpy.props.IntProperty(name=</text:span><text:span text:style-name="T11">"Red"</text:span><text:span text:style-name="T3">, description=</text:span><text:span text:style-name="T11">"Red Proportion"</text:span><text:span text:style-name="T3">, max=255, min=0)  </text:span></text:p>
        </text:list-item>
        <text:list-item>
          <text:p text:style-name="P9"><text:span text:style-name="T3">greenValue = bpy.props.IntProperty(name=</text:span><text:span text:style-name="T11">"Green"</text:span><text:span text:style-name="T3">, description=</text:span><text:span text:style-name="T11">"Green Proportion"</text:span><text:span text:style-name="T3">, max=255, min=0)  </text:span></text:p>
        </text:list-item>
        <text:list-item>
          <text:p text:style-name="P5"><text:span text:style-name="T3">blueValue = bpy.props.IntProperty(name=</text:span><text:span text:style-name="T11">"Blue"</text:span><text:span text:style-name="T3">, description=</text:span><text:span text:style-name="T11">"Blue Proportion"</text:span><text:span text:style-name="T3">, max=255, min=0)  </text:span></text:p>
        </text:list-item>
      </text:list>
      <text:p text:style-name="P1">Mit einem Update wurden diese abgeändert in Werte bis 1.000, was dazu führte dass die Slider in der UI bei jedem Wert über 1 die komplette Farbe übernahmen. Folgende Anpassungen im Script schafften Abhilfe:</text:p>
      <text:list xml:id="list4133294393099736973" text:style-name="WWNum7">
        <text:list-item>
          <text:p text:style-name="P6"><text:span text:style-name="T3">redValue = bpy.props.FloatProperty(name=</text:span><text:span text:style-name="T11">"Red"</text:span><text:span text:style-name="T3">, description=</text:span><text:span text:style-name="T11">"Red Proportion"</text:span><text:span text:style-name="T3">, max=1.000, min=0)  </text:span></text:p>
        </text:list-item>
        <text:list-item>
          <text:p text:style-name="P10"><text:span text:style-name="T3">greenValue = bpy.props.FloatProperty(name=</text:span><text:span text:style-name="T11">"Green"</text:span><text:span text:style-name="T3">, description=</text:span><text:span text:style-name="T11">"Green Proportion"</text:span><text:span text:style-name="T3">, max=1.000, min=0)  </text:span></text:p>
        </text:list-item>
        <text:list-item>
          <text:p text:style-name="P6"><text:span text:style-name="T3">blueValue = bpy.props.FloatProperty(name=</text:span><text:span text:style-name="T11">"Blue"</text:span><text:span text:style-name="T3">, description=</text:span><text:span text:style-name="T11">"Blue Proportion"</text:span><text:span text:style-name="T3">, max=1.000, min=0)  </text:span></text:p>
        </text:list-item>
      </text:list>
      <text:p text:style-name="P1"/>
      <text:p text:style-name="P1">Ähnlich mit den Values für die Helligkeit von Lampen, die vor dem Update ints zwischen 0 – 100 waren, und nach dem Update floats, die zwischen 0.001 und 10.000 liegen.</text:p>
      <text:p text:style-name="P1"/>
      <text:p text:style-name="P1">Es war außerdem zu beobachten, dass der Code bei den Projektteilnehmern zum Teil unterschiedlich funktionierte – so kam es vor, dass bei einem Teilnehmer alle Buttons ihre Funktion erfüllten, während sie <text:soft-page-break/>bei einem Anderen zu Fehlermeldungen führten. Dies kann jedoch an dem unter „Bekannte Bugs“ erwähnten Fehler bei der Umbenennung bzw. Entfernung von Lampen lie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1" svg:font-family="'Courier New'"/>
    <style:font-face style:name="Arial2" svg:font-family="Arial" style:font-family-generic="swiss"/>
    <style:font-face style:name="Courier New" svg:font-family="'Courier New'" style:font-family-generic="modern" style:font-pitch="fixed"/>
    <style:font-face style:name="Courier New2"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30%" style:text-autospace="ideograph-alpha" style:line-break="strict" style:writing-mode="lr-tb" style:font-independent-line-spacing="false">
        <style:tab-stops/>
      </style:paragraph-properties>
      <style:text-properties style:use-window-font-color="true" fo:font-size="10.5pt" fo:language="de" fo:country="DE" style:font-size-asian="10.5pt" style:language-asian="en" style:country-asian="US" style:font-size-complex="10.5pt" style:language-complex="ar" style:country-complex="SA"/>
    </style:default-style>
    <style:default-style style:family="paragraph">
      <style:paragraph-properties fo:margin-top="0cm" fo:margin-bottom="0.282cm" fo:line-height="130%" fo:hyphenation-ladder-count="no-limit" style:text-autospace="ideograph-alpha" style:punctuation-wrap="hanging" style:line-break="strict" style:tab-stop-distance="1.249cm" style:writing-mode="page"/>
      <style:text-properties style:use-window-font-color="true" style:font-name="Calibri" fo:font-size="10.5pt" fo:language="de" fo:country="DE" style:font-name-asian="SimSun"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41cm" fo:margin-bottom="0.141cm" fo:line-height="100%" fo:keep-together="always" fo:padding-left="0.423cm" fo:padding-right="0cm" fo:padding-top="0cm" fo:padding-bottom="0cm" fo:border-left="0.053cm solid #ed7d31" fo:border-right="none" fo:border-top="none" fo:border-bottom="none" fo:keep-with-next="always"/>
      <style:text-properties fo:text-transform="uppercase" style:font-name="Calibri Light" fo:font-size="18pt" fo:letter-spacing="0.018cm" style:font-size-asian="18pt" style:font-name-complex="F" style:font-size-complex="18pt"/>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line-height="100%" fo:keep-together="always" fo:keep-with-next="always"/>
      <style:text-properties style:font-name="Calibri Light" fo:font-size="18pt" style:font-size-asian="18pt"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141cm" fo:margin-bottom="0cm" fo:line-height="100%" fo:keep-together="always" fo:keep-with-next="always"/>
      <style:text-properties fo:text-transform="uppercase" style:font-name="Calibri Light"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cm" fo:line-height="100%" fo:keep-together="always" fo:keep-with-next="always"/>
      <style:text-properties style:font-name="Calibri Light" fo:font-size="14pt" fo:font-style="italic" style:font-size-asian="14pt" style:font-style-asian="italic" style:font-name-complex="F" style:font-size-complex="14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line-height="100%" fo:keep-together="always" fo:keep-with-next="always"/>
      <style:text-properties style:font-name="Calibri Light" fo:font-size="12pt" style:font-size-asian="12pt" style:font-name-complex="F" style:font-size-complex="12pt"/>
    </style:style>
    <style:style style:name="Heading_20_6" style:display-name="Heading 6" style:family="paragraph" style:parent-style-name="Standard" style:next-style-name="Text_20_body" style:default-outline-level="6" style:list-style-name="Outline" style:class="text">
      <style:paragraph-properties fo:margin-top="0.141cm" fo:margin-bottom="0cm" fo:line-height="100%" fo:keep-together="always" fo:keep-with-next="always"/>
      <style:text-properties style:font-name="Calibri Light" fo:font-size="12pt" fo:font-style="italic" style:font-size-asian="12pt" style:font-style-asian="italic" style:font-name-complex="F" style:font-size-complex="12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41cm" fo:margin-bottom="0cm" fo:line-height="100%" fo:keep-together="always" fo:keep-with-next="always"/>
      <style:text-properties fo:color="#595959" style:font-name="Calibri Light" fo:font-size="12pt" style:font-size-asian="12pt" style:font-name-complex="F"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141cm" fo:margin-bottom="0cm" fo:line-height="100%" fo:keep-together="always" fo:keep-with-next="always"/>
      <style:text-properties fo:text-transform="uppercase" style:font-name="Calibri Light" style:font-name-complex="F"/>
    </style:style>
    <style:style style:name="Heading_20_9" style:display-name="Heading 9" style:family="paragraph" style:parent-style-name="Standard" style:next-style-name="Text_20_body" style:default-outline-level="9" style:list-style-name="Outline" style:class="text">
      <style:paragraph-properties fo:margin-top="0.141cm" fo:margin-bottom="0cm" fo:line-height="100%" fo:keep-together="always" fo:keep-with-next="always"/>
      <style:text-properties fo:text-transform="uppercase" style:font-name="Calibri Light" fo:font-style="italic" style:font-style-asian="italic" style:font-name-complex="F"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text-transform="uppercase" style:font-name="Calibri Light" fo:font-size="38pt" fo:letter-spacing="0.071cm" fo:font-weight="bold" style:font-size-asian="38pt" style:font-weight-asian="bold" style:font-name-complex="F" style:font-size-complex="38pt" style:font-weight-complex="bold"/>
    </style:style>
    <style:style style:name="Subtitle" style:family="paragraph" style:parent-style-name="Standard" style:next-style-name="Text_20_body" style:default-outline-level="" style:list-style-name="" style:class="chapter">
      <style:paragraph-properties fo:margin-top="0cm" fo:margin-bottom="0.423cm" fo:text-align="start" style:justify-single-word="false"/>
      <style:text-properties fo:color="#000000" fo:font-size="12pt" fo:font-style="italic" style:font-size-asian="12pt" style:font-style-asian="italic" style:font-size-complex="12pt" style:font-style-complex="italic"/>
    </style:style>
    <style:style style:name="caption" style:family="paragraph" style:parent-style-name="Standard" style:default-outline-level="" style:list-style-name="">
      <style:paragraph-properties fo:line-height="100%"/>
      <style:text-properties fo:color="#ed7d31" fo:font-size="8pt" fo:letter-spacing="0.018cm" fo:font-weight="bold" style:font-size-asian="8pt" style:font-weight-asian="bold" style:font-size-complex="8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0cm" fo:margin-top="0.282cm" fo:margin-bottom="0.282cm" fo:text-indent="0cm" style:auto-text-indent="false"/>
      <style:text-properties style:font-name="Calibri Light" fo:font-size="12pt" style:font-size-asian="12pt" style:font-name-complex="F" style:font-size-complex="12pt"/>
    </style:style>
    <style:style style:name="Intense_20_Quote" style:display-name="Intense Quote" style:family="paragraph" style:parent-style-name="Standard" style:default-outline-level="" style:list-style-name="">
      <style:paragraph-properties fo:margin-left="1.651cm" fo:margin-right="1.651cm" fo:margin-top="0.176cm" fo:margin-bottom="0.423cm" fo:text-align="center" style:justify-single-word="false" fo:text-indent="0cm" style:auto-text-indent="false"/>
      <style:text-properties fo:text-transform="uppercase" fo:color="#c45911" style:font-name="Calibri Light" fo:font-size="14pt" fo:letter-spacing="0.018cm" style:font-size-asian="14pt" style:font-name-complex="F" style:font-size-complex="14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Titel_20_Zchn" style:display-name="Titel Zchn" style:family="text" style:parent-style-name="Default_20_Paragraph_20_Font">
      <style:text-properties fo:text-transform="uppercase" style:font-name="Calibri Light" fo:font-size="38pt" fo:letter-spacing="0.071cm" style:font-size-asian="38pt" style:font-name-complex="F" style:font-size-complex="38pt"/>
    </style:style>
    <style:style style:name="Überschrift_20_1_20_Zchn" style:display-name="Überschrift 1 Zchn" style:family="text" style:parent-style-name="Default_20_Paragraph_20_Font">
      <style:text-properties fo:text-transform="uppercase" style:font-name="Calibri Light" fo:font-size="18pt" fo:letter-spacing="0.018cm" style:font-size-asian="18pt" style:font-name-complex="F" style:font-size-complex="18pt"/>
    </style:style>
    <style:style style:name="Überschrift_20_2_20_Zchn" style:display-name="Überschrift 2 Zchn" style:family="text" style:parent-style-name="Default_20_Paragraph_20_Font">
      <style:text-properties style:font-name="Calibri Light" fo:font-size="18pt" style:font-size-asian="18pt" style:font-name-complex="F" style:font-size-complex="18pt"/>
    </style:style>
    <style:style style:name="Überschrift_20_3_20_Zchn" style:display-name="Überschrift 3 Zchn" style:family="text" style:parent-style-name="Default_20_Paragraph_20_Font">
      <style:text-properties fo:text-transform="uppercase" style:font-name="Calibri Light" fo:font-size="14pt" style:font-size-asian="14pt" style:font-name-complex="F" style:font-size-complex="14pt"/>
    </style:style>
    <style:style style:name="Überschrift_20_4_20_Zchn" style:display-name="Überschrift 4 Zchn" style:family="text" style:parent-style-name="Default_20_Paragraph_20_Font">
      <style:text-properties style:font-name="Calibri Light" fo:font-size="14pt" fo:font-style="italic" style:font-size-asian="14pt" style:font-style-asian="italic" style:font-name-complex="F" style:font-size-complex="14pt" style:font-style-complex="italic"/>
    </style:style>
    <style:style style:name="Überschrift_20_5_20_Zchn" style:display-name="Überschrift 5 Zchn" style:family="text" style:parent-style-name="Default_20_Paragraph_20_Font">
      <style:text-properties style:font-name="Calibri Light" fo:font-size="12pt" style:font-size-asian="12pt" style:font-name-complex="F" style:font-size-complex="12pt"/>
    </style:style>
    <style:style style:name="Überschrift_20_6_20_Zchn" style:display-name="Überschrift 6 Zchn" style:family="text" style:parent-style-name="Default_20_Paragraph_20_Font">
      <style:text-properties style:font-name="Calibri Light" fo:font-size="12pt" fo:font-style="italic" style:font-size-asian="12pt" style:font-style-asian="italic" style:font-name-complex="F" style:font-size-complex="12pt" style:font-style-complex="italic"/>
    </style:style>
    <style:style style:name="Überschrift_20_7_20_Zchn" style:display-name="Überschrift 7 Zchn" style:family="text" style:parent-style-name="Default_20_Paragraph_20_Font">
      <style:text-properties fo:color="#595959" style:font-name="Calibri Light" fo:font-size="12pt" style:font-size-asian="12pt" style:font-name-complex="F" style:font-size-complex="12pt"/>
    </style:style>
    <style:style style:name="Überschrift_20_8_20_Zchn" style:display-name="Überschrift 8 Zchn" style:family="text" style:parent-style-name="Default_20_Paragraph_20_Font">
      <style:text-properties fo:text-transform="uppercase" style:font-name="Calibri Light" style:font-name-complex="F"/>
    </style:style>
    <style:style style:name="Überschrift_20_9_20_Zchn" style:display-name="Überschrift 9 Zchn" style:family="text" style:parent-style-name="Default_20_Paragraph_20_Font">
      <style:text-properties fo:text-transform="uppercase" style:font-name="Calibri Light" fo:font-style="italic" style:font-style-asian="italic" style:font-name-complex="F" style:font-style-complex="italic"/>
    </style:style>
    <style:style style:name="Untertitel_20_Zchn" style:display-name="Untertitel Zchn" style:family="text" style:parent-style-name="Default_20_Paragraph_20_Font">
      <style:text-properties fo:color="#000000" fo:font-size="12pt" style:font-size-asian="12pt" style:font-size-complex="12pt"/>
    </style:style>
    <style:style style:name="Strong_20_Emphasis" style:display-name="Strong Emphasis" style:family="text" style:parent-style-name="Default_20_Paragraph_20_Font">
      <style:text-properties style:text-position="0% 0%" style:font-name="Calibri" fo:font-size="10pt" fo:letter-spacing="normal" fo:font-weight="bold" style:font-size-asian="10pt" style:font-weight-asian="bold" style:font-name-complex="F" style:font-size-complex="10pt" style:font-weight-complex="bold" style:text-scale="100%"/>
    </style:style>
    <style:style style:name="Emphasis" style:family="text" style:parent-style-name="Default_20_Paragraph_20_Font">
      <style:text-properties fo:color="#c45911" style:font-name="Calibri" fo:font-size="10pt" fo:font-style="italic" style:font-size-asian="10pt" style:font-style-asian="italic" style:font-name-complex="F" style:font-size-complex="10pt" style:font-style-complex="italic"/>
    </style:style>
    <style:style style:name="Zitat_20_Zchn" style:display-name="Zitat Zchn" style:family="text" style:parent-style-name="Default_20_Paragraph_20_Font">
      <style:text-properties style:font-name="Calibri Light" fo:font-size="12pt" style:font-size-asian="12pt" style:font-name-complex="F" style:font-size-complex="12pt"/>
    </style:style>
    <style:style style:name="Intensives_20_Zitat_20_Zchn" style:display-name="Intensives Zitat Zchn" style:family="text" style:parent-style-name="Default_20_Paragraph_20_Font">
      <style:text-properties fo:text-transform="uppercase" fo:color="#c45911" style:font-name="Calibri Light" fo:font-size="14pt" fo:letter-spacing="0.018cm" style:font-size-asian="14pt" style:font-name-complex="F" style:font-size-complex="14pt"/>
    </style:style>
    <style:style style:name="Subtle_20_Emphasis" style:display-name="Subtle Emphasis" style:family="text" style:parent-style-name="Default_20_Paragraph_20_Font">
      <style:text-properties fo:color="#00000a" fo:font-style="italic" style:font-style-asian="italic" style:font-style-complex="italic"/>
    </style:style>
    <style:style style:name="Intense_20_Emphasis" style:display-name="Intense Emphasis" style:family="text" style:parent-style-name="Default_20_Paragraph_20_Font">
      <style:text-properties fo:color="#c45911" style:text-position="0% 0%" style:font-name="Calibri" fo:font-size="10pt" fo:letter-spacing="normal" fo:font-style="italic" fo:font-weight="bold" style:font-size-asian="10pt" style:font-style-asian="italic" style:font-weight-asian="bold" style:font-name-complex="F" style:font-size-complex="10pt" style:font-style-complex="italic" style:font-weight-complex="bold" style:text-scale="100%"/>
    </style:style>
    <style:style style:name="Subtle_20_Reference" style:display-name="Subtle Reference" style:family="text" style:parent-style-name="Default_20_Paragraph_20_Font">
      <style:text-properties fo:font-variant="small-caps" fo:color="#00000a" style:font-name="Calibri" fo:font-size="10pt" fo:letter-spacing="0.018cm" style:text-underline-style="solid" style:text-underline-width="auto" style:text-underline-color="#000000" style:font-size-asian="10pt" style:font-name-complex="F" style:font-size-complex="10pt" style:text-scale="100%"/>
    </style:style>
    <style:style style:name="Intense_20_Reference" style:display-name="Intense Reference" style:family="text" style:parent-style-name="Default_20_Paragraph_20_Font">
      <style:text-properties fo:font-variant="small-caps" fo:color="#191919" style:text-position="0% 0%" style:font-name="Calibri" fo:font-size="10pt" fo:letter-spacing="0.018cm" style:text-underline-style="solid" style:text-underline-width="auto" style:text-underline-color="font-color" fo:font-weight="bold" style:font-size-asian="10pt" style:font-weight-asian="bold" style:font-name-complex="F" style:font-size-complex="10pt" style:font-weight-complex="bold" style:text-scale="100%"/>
    </style:style>
    <style:style style:name="Book_20_Title" style:display-name="Book Title" style:family="text" style:parent-style-name="Default_20_Paragraph_20_Font">
      <style:text-properties fo:font-variant="normal" fo:text-transform="none" fo:color="#00000a" style:font-name="Calibri" fo:font-size="10pt" fo:letter-spacing="0.018cm" fo:font-style="italic" fo:font-weight="bold" style:font-size-asian="10pt" style:font-style-asian="italic" style:font-weight-asian="bold" style:font-name-complex="F" style:font-size-complex="10pt" style:font-style-complex="italic" style:font-weight-complex="bold" style:text-scale="100%"/>
    </style:style>
    <style:style style:name="keyword" style:family="text" style:parent-style-name="Default_20_Paragraph_20_Font"/>
    <style:style style:name="string" style:family="text" style:parent-style-name="Default_20_Paragraph_20_Font"/>
    <style:style style:name="number" style:family="text" style:parent-style-name="Default_20_Paragraph_20_Font"/>
    <style:style style:name="ListLabel_20_1" style:display-name="ListLabel 1" style:family="text">
      <style:text-properties style:font-name-complex="Courier New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K</meta:initial-creator>
    <meta:editing-cycles>12</meta:editing-cycles>
    <meta:creation-date>2018-02-08T15:29:00</meta:creation-date>
    <dc:date>2018-02-09T07:57:13.05</dc:date>
    <meta:editing-duration>PT1H12M9S</meta:editing-duration>
    <meta:generator>OpenOffice/4.1.3$Win32 OpenOffice.org_project/413m1$Build-9783</meta:generator>
    <meta:document-statistic meta:table-count="0" meta:image-count="0" meta:object-count="0" meta:page-count="4" meta:paragraph-count="59" meta:word-count="944" meta:character-count="71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